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3492in"/>
    </style:style>
    <style:style style:name="co2" style:family="table-column">
      <style:table-column-properties fo:break-before="auto" style:column-width="0.9165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0.691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4" table:number-columns-repeated="247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Interrupt Thread (24100)</text:p>
          </table:table-cell>
          <table:table-cell office:value-type="string">
            <text:p>Differentiated Service (24100)</text:p>
          </table:table-cell>
          <table:table-cell table:formula="oooc:=[.H1]" office:value-type="string" office:string-value="Interrupt Thread (48800)">
            <text:p>Interrupt Thread (48800)</text:p>
          </table:table-cell>
          <table:table-cell table:formula="oooc:=[.I1]" office:value-type="string" office:string-value="Differentiated Service (48800)">
            <text:p>Differentiated Service (48800)</text:p>
          </table:table-cell>
          <table:table-cell/>
          <table:table-cell office:value-type="string">
            <text:p>task</text:p>
          </table:table-cell>
          <table:table-cell office:value-type="string">
            <text:p>Interrupt Thread (48800)</text:p>
          </table:table-cell>
          <table:table-cell office:value-type="string">
            <text:p>Differentiated Service (48800)</text:p>
          </table:table-cell>
          <table:table-cell table:number-columns-repeated="247"/>
        </table:table-row>
        <table:table-row table:style-name="ro1">
          <table:table-cell office:value-type="string">
            <text:p>Task 1 (higher prio.)</text:p>
          </table:table-cell>
          <table:table-cell office:value-type="float" office:value="4185185000">
            <text:p>4185185000</text:p>
          </table:table-cell>
          <table:table-cell office:value-type="float" office:value="11590547500">
            <text:p>11590547500</text:p>
          </table:table-cell>
          <table:table-cell table:formula="oooc:=[.H2]" office:value-type="float" office:value="6437150000">
            <text:p>6437150000</text:p>
          </table:table-cell>
          <table:table-cell table:formula="oooc:=[.I2]" office:value-type="float" office:value="11922407500">
            <text:p>11922407500</text:p>
          </table:table-cell>
          <table:table-cell/>
          <table:table-cell office:value-type="float" office:value="1">
            <text:p>1</text:p>
          </table:table-cell>
          <table:table-cell office:value-type="float" office:value="6437150000">
            <text:p>6437150000</text:p>
          </table:table-cell>
          <table:table-cell office:value-type="float" office:value="11922407500">
            <text:p>11922407500</text:p>
          </table:table-cell>
          <table:table-cell table:number-columns-repeated="247"/>
        </table:table-row>
        <table:table-row table:style-name="ro1">
          <table:table-cell office:value-type="string">
            <text:p>Task 2 (lower prio.)</text:p>
          </table:table-cell>
          <table:table-cell office:value-type="float" office:value="14157210000">
            <text:p>14157210000</text:p>
          </table:table-cell>
          <table:table-cell office:value-type="float" office:value="5613182500">
            <text:p>5613182500</text:p>
          </table:table-cell>
          <table:table-cell table:formula="oooc:=[.H3]" office:value-type="float" office:value="10413017500">
            <text:p>10413017500</text:p>
          </table:table-cell>
          <table:table-cell table:formula="oooc:=[.I3]" office:value-type="float" office:value="5011320000">
            <text:p>5011320000</text:p>
          </table:table-cell>
          <table:table-cell/>
          <table:table-cell office:value-type="float" office:value="2">
            <text:p>2</text:p>
          </table:table-cell>
          <table:table-cell office:value-type="float" office:value="10413017500">
            <text:p>10413017500</text:p>
          </table:table-cell>
          <table:table-cell office:value-type="float" office:value="5011320000">
            <text:p>5011320000</text:p>
          </table:table-cell>
          <table:table-cell table:number-columns-repeated="247"/>
        </table:table-row>
        <table:table-row table:style-name="ro1">
          <table:table-cell office:value-type="string">
            <text:p>Total</text:p>
          </table:table-cell>
          <table:table-cell office:value-type="float" office:value="18342395000">
            <text:p>18342395000</text:p>
          </table:table-cell>
          <table:table-cell office:value-type="float" office:value="17203730000">
            <text:p>17203730000</text:p>
          </table:table-cell>
          <table:table-cell table:formula="oooc:=[.H4]" office:value-type="float" office:value="16850167500">
            <text:p>16850167500</text:p>
          </table:table-cell>
          <table:table-cell table:formula="oooc:=[.I4]" office:value-type="float" office:value="16933727500">
            <text:p>16933727500</text:p>
          </table:table-cell>
          <table:table-cell/>
          <table:table-cell office:value-type="string">
            <text:p>tot</text:p>
          </table:table-cell>
          <table:table-cell office:value-type="float" office:value="16850167500">
            <text:p>16850167500</text:p>
          </table:table-cell>
          <table:table-cell office:value-type="float" office:value="16933727500">
            <text:p>16933727500</text:p>
          </table:table-cell>
          <table:table-cell table:number-columns-repeated="247"/>
        </table:table-row>
        <table:table-row table:style-name="ro1" table:number-rows-repeated="9">
          <table:table-cell table:number-columns-repeated="256"/>
        </table:table-row>
        <table:table-row table:style-name="ro1">
          <table:table-cell table:number-columns-repeated="4"/>
          <table:table-cell>
            <draw:frame table:end-cell-address="Sheet1.N40" table:end-x="0.2917in" table:end-y="0.0102in" draw:z-index="0" svg:width="6.7008in" svg:height="4.363in" svg:x="0.348in" svg:y="0in">
              <draw:object draw:notify-on-update-of-ranges="Sheet1.A1:Sheet1.E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1"/>
        </table:table-row>
      </table:table>
      <table:table table:name="Sheet2" table:style-name="ta2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45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 table:number-columns-repeated="6"/>
          <table:table-cell office:value-type="string">
            <text:p>task</text:p>
          </table:table-cell>
          <table:table-cell office:value-type="string">
            <text:p>Highest Priority Interrputs</text:p>
          </table:table-cell>
          <table:table-cell office:value-type="string">
            <text:p>Interrupt Thread</text:p>
          </table:table-cell>
          <table:table-cell office:value-type="string">
            <text:p>Per-Task Prioritized Interrupts</text:p>
          </table:table-cell>
          <table:table-cell office:value-type="string">
            <text:p>Differentiated Service</text:p>
          </table:table-cell>
          <table:table-cell table:number-columns-repeated="245"/>
        </table:table-row>
        <table:table-row table:style-name="ro1">
          <table:table-cell table:number-columns-repeated="6"/>
          <table:table-cell office:value-type="string">
            <text:p>Task 1 (higher prio.)</text:p>
          </table:table-cell>
          <table:table-cell office:value-type="float" office:value="1911325000">
            <text:p>1911325000</text:p>
          </table:table-cell>
          <table:table-cell office:value-type="float" office:value="7218117500">
            <text:p>7218117500</text:p>
          </table:table-cell>
          <table:table-cell office:value-type="float" office:value="4345687500">
            <text:p>4345687500</text:p>
          </table:table-cell>
          <table:table-cell office:value-type="float" office:value="10095170000">
            <text:p>10095170000</text:p>
          </table:table-cell>
          <table:table-cell table:number-columns-repeated="245"/>
        </table:table-row>
        <table:table-row table:style-name="ro1">
          <table:table-cell table:number-columns-repeated="6"/>
          <table:table-cell office:value-type="string">
            <text:p>Task 2 (lower prio.)</text:p>
          </table:table-cell>
          <table:table-cell office:value-type="float" office:value="834020000">
            <text:p>834020000</text:p>
          </table:table-cell>
          <table:table-cell office:value-type="float" office:value="6803057500">
            <text:p>6803057500</text:p>
          </table:table-cell>
          <table:table-cell office:value-type="float" office:value="666757500">
            <text:p>666757500</text:p>
          </table:table-cell>
          <table:table-cell office:value-type="float" office:value="4224745000">
            <text:p>4224745000</text:p>
          </table:table-cell>
          <table:table-cell table:number-columns-repeated="245"/>
        </table:table-row>
        <table:table-row table:style-name="ro1">
          <table:table-cell table:number-columns-repeated="6"/>
          <table:table-cell office:value-type="string">
            <text:p>Total</text:p>
          </table:table-cell>
          <table:table-cell office:value-type="float" office:value="2745345000">
            <text:p>2745345000</text:p>
          </table:table-cell>
          <table:table-cell office:value-type="float" office:value="14021175000">
            <text:p>14021175000</text:p>
          </table:table-cell>
          <table:table-cell office:value-type="float" office:value="5012445000">
            <text:p>5012445000</text:p>
          </table:table-cell>
          <table:table-cell office:value-type="float" office:value="14319915000">
            <text:p>14319915000</text:p>
          </table:table-cell>
          <table:table-cell table:number-columns-repeated="245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number-columns-repeated="5"/>
          <table:table-cell>
            <draw:frame table:end-cell-address="Sheet2.O40" table:end-x="0.098in" table:end-y="0.0102in" draw:z-index="0" svg:width="6.7091in" svg:height="4.363in" svg:x="0.1417in" svg:y="0in">
              <draw:object draw:notify-on-update-of-ranges="Sheet2.G5:Sheet2.K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0"/>
        </table:table-row>
      </table:table>
      <table:table table:name="Sheet3" table:style-name="ta3" table:print="false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range table:name="integral_2" table:base-cell-address="$Sheet1.$A$1" table:cell-range-address="$Sheet2.$E$1:.$I$3"/>
        <table:named-range table:name="integral_diff_1" table:base-cell-address="$Sheet1.$A$1" table:cell-range-address="$Sheet1.$A$1:.$C$4"/>
        <table:named-range table:name="integral_diff_2" table:base-cell-address="$Sheet1.$A$1" table:cell-range-address="$Sheet2.$A$1:.$C$3"/>
        <table:named-range table:name="integral_diff_48_1" table:base-cell-address="$Sheet1.$A$1" table:cell-range-address="$Sheet1.$G$1:.$I$4"/>
        <table:named-range table:name="integral_same_1" table:base-cell-address="$Sheet1.$A$1" table:cell-range-address="$Sheet1.$A$1:.$E$3"/>
        <table:named-range table:name="integral_same_2" table:base-cell-address="$Sheet1.$A$1" table:cell-range-address="$Sheet2.$G$5:.$K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en" style:country-asian="US" style:font-name-complex="DejaVu LGC Sans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3">05/23/2008</text:date>, <text:time>15:2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gabep1</meta:initial-creator>
    <meta:creation-date>2008-05-19T02:46:47</meta:creation-date>
    <dc:date>2008-05-23T15:20:57</dc:date>
    <meta:print-date>2008-05-23T15:14:08</meta:print-date>
    <dc:language>en-US</dc:language>
    <meta:editing-cycles>1</meta:editing-cycles>
    <meta:user-defined meta:name="Info 1"/>
    <meta:user-defined meta:name="Info 2"/>
    <meta:user-defined meta:name="Info 3"/>
    <meta:user-defined meta:name="Info 4"/>
    <meta:document-statistic meta:table-count="3" meta:cell-count="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000000" svg:stroke-opacity="100%" draw:fill="solid" draw:fill-color="#ffffff"/>
    </style:style>
    <style:style style:name="ch2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LGC Sans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LGC Sans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22000000000" chart:gap-width="15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LGC Sans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LGC Sans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/>
    </style:style>
    <style:style style:name="ch8" style:family="chart">
      <style:chart-properties chart:symbol-type="none"/>
      <style:graphic-properties draw:stroke="solid" draw:stroke-dash="Dash_20_2" svg:stroke-width="0.035cm" svg:stroke-color="#000000" svg:stroke-opacity="100%" draw:fill="solid" draw:fill-color="#9999ff"/>
      <style:text-properties fo:font-family="Arial" style:font-family-generic="swiss" style:font-pitch="variable" fo:font-size="9.5pt" style:font-family-asian="'DejaVu LGC Sans'" style:font-family-generic-asian="system" style:font-pitch-asian="variable" style:font-size-asian="9.5pt" style:font-family-complex="'DejaVu LGC Sans'" style:font-family-generic-complex="system" style:font-pitch-complex="variable" style:font-size-complex="9.5pt"/>
    </style:style>
    <style:style style:name="ch9" style:family="chart">
      <style:chart-properties chart:symbol-type="none"/>
      <style:graphic-properties draw:stroke="solid" draw:stroke-dash="Dash_20_2" svg:stroke-width="0.035cm" svg:stroke-color="#000000" svg:stroke-opacity="100%" draw:fill="solid" draw:fill-color="#993366"/>
      <style:text-properties fo:font-family="Arial" style:font-family-generic="swiss" style:font-pitch="variable" fo:font-size="9.5pt" style:font-family-asian="'DejaVu LGC Sans'" style:font-family-generic-asian="system" style:font-pitch-asian="variable" style:font-size-asian="9.5pt" style:font-family-complex="'DejaVu LGC Sans'" style:font-family-generic-complex="system" style:font-pitch-complex="variable" style:font-size-complex="9.5pt"/>
    </style:style>
    <style:style style:name="ch10" style:family="chart">
      <style:chart-properties chart:symbol-type="none"/>
      <style:graphic-properties draw:stroke="solid" draw:stroke-dash="Dash_20_2" svg:stroke-width="0.035cm" svg:stroke-color="#000000" svg:stroke-opacity="100%" draw:fill="solid" draw:fill-color="#ffffcc"/>
      <style:text-properties fo:font-family="Arial" style:font-family-generic="swiss" style:font-pitch="variable" fo:font-size="9.5pt" style:font-family-asian="'DejaVu LGC Sans'" style:font-family-generic-asian="system" style:font-pitch-asian="variable" style:font-size-asian="9.5pt" style:font-family-complex="'DejaVu LGC Sans'" style:font-family-generic-complex="system" style:font-pitch-complex="variable" style:font-size-complex="9.5pt"/>
    </style:style>
    <style:style style:name="ch11" style:family="chart">
      <style:graphic-properties draw:stroke="solid" svg:stroke-width="0.035cm" svg:stroke-color="#808080" svg:stroke-opacity="100%" draw:fill="solid" draw:fill-color="#c0c0c0"/>
    </style:style>
    <style:style style:name="ch12" style:family="chart">
      <style:graphic-properties draw:stroke="none" draw:fill-color="#999999"/>
    </style:style>
  </office:automatic-styles>
  <office:body>
    <office:chart>
      <chart:chart svg:width="17.021cm" svg:height="11.083cm" chart:class="chart:bar" chart:style-name="ch1">
        <chart:legend chart:legend-position="end" svg:x="12.59cm" svg:y="3.826cm" chart:style-name="ch2"/>
        <chart:plot-area chart:style-name="ch3" table:cell-range-address="Sheet1.$A$1:.$E$4" chart:data-source-has-labels="both" chart:table-number-list="0" svg:x="0.34cm" svg:y="0.467cm" svg:width="11.571cm" svg:height="10.396cm">
          <chart:axis chart:dimension="x" chart:name="primary-x" chart:style-name="ch4">
            <chart:categories table:cell-range-address="local-table.A2:.A5"/>
          </chart:axis>
          <chart:axis chart:dimension="y" chart:name="primary-y" chart:style-name="ch5">
            <chart:title svg:x="0.34cm" svg:y="8.956cm" chart:style-name="ch6">
              <text:p>Cumulative Packets Processed (x10e9)</text:p>
            </chart:title>
            <chart:grid chart:style-name="ch7" chart:class="major"/>
          </chart:axis>
          <chart:series chart:style-name="ch8">
            <chart:data-point chart:repeated="4"/>
          </chart:series>
          <chart:series chart:style-name="ch9">
            <chart:data-point chart:repeated="4"/>
          </chart:series>
          <chart:series chart:style-name="ch10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rupt Thread (24100)</text:p>
              </table:table-cell>
              <table:table-cell office:value-type="string">
                <text:p>Differentiated Service (24100)</text:p>
              </table:table-cell>
              <table:table-cell office:value-type="string">
                <text:p>Interrupt Thread (48800)</text:p>
              </table:table-cell>
              <table:table-cell office:value-type="string">
                <text:p>Differentiated Service (48800)</text:p>
              </table:table-cell>
            </table:table-row>
          </table:table-header-rows>
          <table:table-rows>
            <table:table-row>
              <table:table-cell office:value-type="string">
                <text:p>Task 1 (higher prio.)</text:p>
              </table:table-cell>
              <table:table-cell office:value-type="float" office:value="4185185000">
                <text:p>4185185000</text:p>
              </table:table-cell>
              <table:table-cell office:value-type="float" office:value="11590547500">
                <text:p>11590547500</text:p>
              </table:table-cell>
              <table:table-cell office:value-type="float" office:value="6437150000">
                <text:p>6437150000</text:p>
              </table:table-cell>
              <table:table-cell office:value-type="float" office:value="11922407500">
                <text:p>11922407500</text:p>
              </table:table-cell>
            </table:table-row>
            <table:table-row>
              <table:table-cell office:value-type="string">
                <text:p>Task 2 (lower prio.)</text:p>
              </table:table-cell>
              <table:table-cell office:value-type="float" office:value="14157210000">
                <text:p>14157210000</text:p>
              </table:table-cell>
              <table:table-cell office:value-type="float" office:value="5613182500">
                <text:p>5613182500</text:p>
              </table:table-cell>
              <table:table-cell office:value-type="float" office:value="10413017500">
                <text:p>10413017500</text:p>
              </table:table-cell>
              <table:table-cell office:value-type="float" office:value="5011320000">
                <text:p>5011320000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18342395000">
                <text:p>18342395000</text:p>
              </table:table-cell>
              <table:table-cell office:value-type="float" office:value="17203730000">
                <text:p>17203730000</text:p>
              </table:table-cell>
              <table:table-cell office:value-type="float" office:value="16850167500">
                <text:p>16850167500</text:p>
              </table:table-cell>
              <table:table-cell office:value-type="float" office:value="16933727500">
                <text:p>1693372750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000000" svg:stroke-opacity="100%" draw:fill="solid" draw:fill-color="#ffffff"/>
    </style:style>
    <style:style style:name="ch2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LGC Sans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LGC Sans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5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LGC Sans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LGC Sans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/>
    </style:style>
    <style:style style:name="ch8" style:family="chart">
      <style:chart-properties chart:symbol-type="none"/>
      <style:graphic-properties draw:stroke="solid" draw:stroke-dash="Dash_20_2" svg:stroke-width="0.035cm" svg:stroke-color="#000000" svg:stroke-opacity="100%" draw:fill="solid" draw:fill-color="#9999ff"/>
      <style:text-properties fo:font-family="Arial" style:font-family-generic="swiss" style:font-pitch="variable" fo:font-size="9.5pt" style:font-family-asian="'DejaVu LGC Sans'" style:font-family-generic-asian="system" style:font-pitch-asian="variable" style:font-size-asian="9.5pt" style:font-family-complex="'DejaVu LGC Sans'" style:font-family-generic-complex="system" style:font-pitch-complex="variable" style:font-size-complex="9.5pt"/>
    </style:style>
    <style:style style:name="ch9" style:family="chart">
      <style:chart-properties chart:symbol-type="none"/>
      <style:graphic-properties draw:stroke="solid" draw:stroke-dash="Dash_20_2" svg:stroke-width="0.035cm" svg:stroke-color="#000000" svg:stroke-opacity="100%" draw:fill="solid" draw:fill-color="#993366"/>
      <style:text-properties fo:font-family="Arial" style:font-family-generic="swiss" style:font-pitch="variable" fo:font-size="9.5pt" style:font-family-asian="'DejaVu LGC Sans'" style:font-family-generic-asian="system" style:font-pitch-asian="variable" style:font-size-asian="9.5pt" style:font-family-complex="'DejaVu LGC Sans'" style:font-family-generic-complex="system" style:font-pitch-complex="variable" style:font-size-complex="9.5pt"/>
    </style:style>
    <style:style style:name="ch10" style:family="chart">
      <style:chart-properties chart:symbol-type="none"/>
      <style:graphic-properties draw:stroke="solid" draw:stroke-dash="Dash_20_2" svg:stroke-width="0.035cm" svg:stroke-color="#000000" svg:stroke-opacity="100%" draw:fill="solid" draw:fill-color="#ffffcc"/>
      <style:text-properties fo:font-family="Arial" style:font-family-generic="swiss" style:font-pitch="variable" fo:font-size="9.5pt" style:font-family-asian="'DejaVu LGC Sans'" style:font-family-generic-asian="system" style:font-pitch-asian="variable" style:font-size-asian="9.5pt" style:font-family-complex="'DejaVu LGC Sans'" style:font-family-generic-complex="system" style:font-pitch-complex="variable" style:font-size-complex="9.5pt"/>
    </style:style>
    <style:style style:name="ch11" style:family="chart">
      <style:graphic-properties draw:stroke="solid" svg:stroke-width="0.035cm" svg:stroke-color="#808080" svg:stroke-opacity="100%" draw:fill="solid" draw:fill-color="#c0c0c0"/>
    </style:style>
    <style:style style:name="ch12" style:family="chart">
      <style:graphic-properties draw:stroke="none" draw:fill-color="#999999"/>
    </style:style>
  </office:automatic-styles>
  <office:body>
    <office:chart>
      <chart:chart svg:width="17.042cm" svg:height="11.083cm" chart:class="chart:bar" chart:style-name="ch1">
        <chart:legend chart:legend-position="end" svg:x="12.611cm" svg:y="3.826cm" chart:style-name="ch2"/>
        <chart:plot-area chart:style-name="ch3" table:cell-range-address="Sheet2.$G$5:.$K$8" chart:data-source-has-labels="both" chart:table-number-list="1" svg:x="0.34cm" svg:y="0.467cm" svg:width="11.592cm" svg:height="10.396cm">
          <chart:axis chart:dimension="x" chart:name="primary-x" chart:style-name="ch4">
            <chart:categories table:cell-range-address="local-table.A2:.A5"/>
          </chart:axis>
          <chart:axis chart:dimension="y" chart:name="primary-y" chart:style-name="ch5">
            <chart:title svg:x="0.34cm" svg:y="8.956cm" chart:style-name="ch6">
              <text:p>Cumulative Packets Processed (x10e9)</text:p>
            </chart:title>
            <chart:grid chart:style-name="ch7" chart:class="major"/>
          </chart:axis>
          <chart:series chart:style-name="ch8">
            <chart:data-point chart:repeated="4"/>
          </chart:series>
          <chart:series chart:style-name="ch9">
            <chart:data-point chart:repeated="4"/>
          </chart:series>
          <chart:series chart:style-name="ch10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est Priority Interrputs</text:p>
              </table:table-cell>
              <table:table-cell office:value-type="string">
                <text:p>Interrupt Thread</text:p>
              </table:table-cell>
              <table:table-cell office:value-type="string">
                <text:p>Per-Task Prioritized Interrupts</text:p>
              </table:table-cell>
              <table:table-cell office:value-type="string">
                <text:p>Differentiated Service</text:p>
              </table:table-cell>
            </table:table-row>
          </table:table-header-rows>
          <table:table-rows>
            <table:table-row>
              <table:table-cell office:value-type="string">
                <text:p>Task 1 (higher prio.)</text:p>
              </table:table-cell>
              <table:table-cell office:value-type="float" office:value="1911325000">
                <text:p>1911325000</text:p>
              </table:table-cell>
              <table:table-cell office:value-type="float" office:value="7218117500">
                <text:p>7218117500</text:p>
              </table:table-cell>
              <table:table-cell office:value-type="float" office:value="4345687500">
                <text:p>4345687500</text:p>
              </table:table-cell>
              <table:table-cell office:value-type="float" office:value="10095170000">
                <text:p>10095170000</text:p>
              </table:table-cell>
            </table:table-row>
            <table:table-row>
              <table:table-cell office:value-type="string">
                <text:p>Task 2 (lower prio.)</text:p>
              </table:table-cell>
              <table:table-cell office:value-type="float" office:value="834020000">
                <text:p>834020000</text:p>
              </table:table-cell>
              <table:table-cell office:value-type="float" office:value="6803057500">
                <text:p>6803057500</text:p>
              </table:table-cell>
              <table:table-cell office:value-type="float" office:value="666757500">
                <text:p>666757500</text:p>
              </table:table-cell>
              <table:table-cell office:value-type="float" office:value="4224745000">
                <text:p>4224745000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2745345000">
                <text:p>2745345000</text:p>
              </table:table-cell>
              <table:table-cell office:value-type="float" office:value="14021175000">
                <text:p>14021175000</text:p>
              </table:table-cell>
              <table:table-cell office:value-type="float" office:value="5012445000">
                <text:p>5012445000</text:p>
              </table:table-cell>
              <table:table-cell office:value-type="float" office:value="14319915000">
                <text:p>1431991500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Dash_20_2" draw:display-name="Dash 2" draw:style="rect" draw:dots1="1" draw:dots1-length="0.02cm" draw:dots2="1" draw:dots2-length="0.02cm" draw:distance="0.02cm"/>
  </office:styles>
</office:document-styles>
</file>